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6.01mm"/>
    </style:style>
    <style:style style:name="co3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ro5" style:family="table-row">
      <style:table-row-properties style:row-height="5.82mm" fo:break-before="auto" style:use-optimal-row-height="true"/>
    </style:style>
    <style:style style:name="ro6" style:family="table-row">
      <style:table-row-properties style:row-height="5.5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e181e" style:text-outline="false" style:text-line-through-style="none" style:text-line-through-type="none" style:font-name="Open Sans" fo:font-size="12.5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ce181e"/>
    </style:style>
    <style:style style:name="ce4" style:family="table-cell" style:parent-style-name="Default">
      <style:table-cell-properties fo:background-color="#00aaad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aaad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1c1c1c" style:font-name="Open Sans;sans-serif" fo:font-size="12.5pt" fo:font-weight="bold" style:text-underline-style="none" style:text-underline-color="font-color" style:text-line-through-type="none" fo:font-style="normal" style:letter-kerning="true" fo:letter-spacing="normal" fo:language="en" fo:country="IN" style:language-asian="hi" style:country-asian="IN" style:font-name-asian="Lohit Devanagari" style:font-name-complex="Open Sans;sans-serif" style:font-size-asian="12pt" style:font-weight-asian="bold" style:font-weight-complex="bold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-</text:p>
          </table:table-cell>
          <table:table-cell office:value-type="string" calcext:value-type="string">
            <text:p>c66</text:p>
          </table:table-cell>
          <table:table-cell office:value-type="string" calcext:value-type="string">
            <text:p>AppServer_Consistent_23Aug2019 (ami-081ed94dc17e3fd3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-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AppServer_Consistent_23Aug2019 (ami-081ed94dc17e3fd3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-</text:p>
          </table:table-cell>
          <table:table-cell office:value-type="string" calcext:value-type="string">
            <text:p>9ac</text:p>
          </table:table-cell>
          <table:table-cell office:value-type="string" calcext:value-type="string">
            <text:p>Appserver_consistentAMI_09Aug2019 (ami-0b5ee81388a93ec6b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-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AppServer_Consistent_23Aug2019 (ami-081ed94dc17e3fd3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f5</text:p>
          </table:table-cell>
          <table:table-cell table:style-name="ce3" office:value-type="string" calcext:value-type="string">
            <text:p>Appserver_consistentAMI_09Aug2019 (ami-0b5ee81388a93ec6b)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10" calcext:value-type="float">
            <text:p>3010</text:p>
          </table:table-cell>
          <table:table-cell table:style-name="ce3" office:value-type="string" calcext:value-type="string">
            <text:p>Appserver_consistentAMI_09Aug2019 (ami-0b5ee81388a93ec6b)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06" calcext:value-type="float">
            <text:p>6706</text:p>
          </table:table-cell>
          <table:table-cell table:style-name="ce3" office:value-type="string" calcext:value-type="string">
            <text:p>Appserver_consistentAMI_09Aug2019 (ami-0b5ee81388a93ec6b)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Hostname</text:p>
          </table:table-cell>
          <table:table-cell office:value-type="string" calcext:value-type="string">
            <text:p>'db-slave2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after AMI is completed</text:p>
          </table:table-cell>
          <table:table-cell table:number-columns-repeated="4"/>
          <table:table-cell office:value-type="string" calcext:value-type="string">
            <text:p>Service Name</text:p>
          </table:table-cell>
        </table:table-row>
        <table:table-row table:style-name="ro1">
          <table:table-cell office:value-type="string" calcext:value-type="string">
            <text:p>start slave and check untill seconds behind master comes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ave Private</text:p>
          </table:table-cell>
          <table:table-cell office:value-type="string" calcext:value-type="string">
            <text:p>172.31.0.14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4" office:value-type="string" calcext:value-type="string">
            <text:p>Instance type r4.xlarg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>
          <table:table-cell table:number-columns-repeated="3"/>
          <table:table-cell table:style-name="ce5" office:value-type="string" calcext:value-type="string">
            <text:p>Security groups<text:span text:style-name="T2"><text:a xlink:href="https://ap-south-1.console.aws.amazon.com/ec2/v2/home?region=ap-south-1#SecurityGroups:groupId=sg-c810e2a1;sort=groupId" xlink:type="simple">tr-production-grp</text:a></text:span><text:span text:style-name="T2">. view inbound rules. view outbound rules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6" office:value-type="string" calcext:value-type="string">
            <text:p>Key pair name <text:span text:style-name="T2">aws-mumbai-admin</text:span></text:p>
          </table:table-cell>
          <table:table-cell table:style-name="ce5" office:value-type="string" calcext:value-type="string">
            <text:p>Source/dest. Check <text:span text:style-name="T2">True</text:span></text:p>
          </table:table-cell>
          <table:table-cell/>
        </table:table-row>
        <table:table-row table:style-name="ro4">
          <table:table-cell table:number-columns-repeated="3"/>
          <table:table-cell table:style-name="ce5" office:value-type="string" calcext:value-type="string">
            <text:p>Termination protection <text:span text:style-name="T3">True</text:span></text:p>
          </table:table-cell>
          <table:table-cell table:style-name="ce5" office:value-type="string" calcext:value-type="string">
            <text:p>EBS-optimized <text:span text:style-name="T2">True</text:span>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Placement group <text:span text:style-name="T2">tr-production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Slave2 from AMI</text:p>
          </table:table-cell>
          <table:table-cell table:number-columns-repeated="2"/>
          <table:table-cell table:style-name="ce5" office:value-type="string" calcext:value-type="string">
            <text:p>Virtualization <text:span text:style-name="T2">hvm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caement Group</text:p>
          </table:table-cell>
          <table:table-cell table:number-columns-repeated="2"/>
          <table:table-cell table:style-name="ce5" office:value-type="string" calcext:value-type="string">
            <text:p>Tenancy <text:span text:style-name="T3">default</text:span>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erver-id edit</text:p>
          </table:table-cell>
          <table:table-cell office:value-type="string" calcext:value-type="string">
            <text:p>vi <text:span text:style-name="T1">/var/lib/mysql/auto.cnf</text:span></text:p>
          </table:table-cell>
          <table:table-cell/>
          <table:table-cell table:style-name="ce5" office:value-type="string" calcext:value-type="string">
            <text:p>Number of vCPUs <text:span text:style-name="T3">4</text:span>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elete UUID</text:p>
          </table:table-cell>
          <table:table-cell table:style-name="ce2" office:value-type="string" calcext:value-type="string">
            <text:p>rm /var/lib/mysql/auto.cnf</text:p>
          </table:table-cell>
          <table:table-cell table:number-columns-repeated="4"/>
        </table:table-row>
        <table:table-row table:style-name="ro6">
          <table:table-cell/>
          <table:table-cell table:style-name="ce2" office:value-type="string" calcext:value-type="string">
            <text:p>service mysql restart </text:p>
          </table:table-cell>
          <table:table-cell/>
          <table:table-cell table:style-name="ce5" office:value-type="string" calcext:value-type="string">
            <text:p>VPC ID <text:span text:style-name="T2"><text:a xlink:href="https://ap-south-1.console.aws.amazon.com/vpc/home?region=ap-south-1#vpcs:filter=vpc-8a9576e3" xlink:type="simple">vpc-8a9576e3</text:a></text:span>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5" office:value-type="string" calcext:value-type="string">
            <text:p>Subnet ID<text:span text:style-name="T2"><text:a xlink:href="https://ap-south-1.console.aws.amazon.com/vpc/home?region=ap-south-1#subnets:filter=subnet-18597452" xlink:type="simple">subnet-18597452</text:a></text:span>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5" office:value-type="string" calcext:value-type="string">
            <text:p>Block devices/dev/sda1/dev/sdc/dev/sd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"/>
          <table:table-cell table:style-name="ce7"/>
          <table:table-cell/>
        </table:table-row>
        <table:table-row table:style-name="ro1">
          <table:table-cell table:number-columns-repeated="3"/>
          <table:table-cell table:style-name="ce7"/>
          <table:table-cell table:number-columns-repeated="2"/>
        </table:table-row>
        <table:table-row table:style-name="ro1">
          <table:table-cell table:number-columns-repeated="3"/>
          <table:table-cell table:style-name="ce7" table:number-columns-spanned="2" table:number-rows-spanned="1"/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1:12:50.816612866</meta:creation-date>
    <dc:date>2019-08-28T20:08:29.973257510</dc:date>
    <meta:editing-duration>P1DT3H42M2S</meta:editing-duration>
    <meta:editing-cycles>1</meta:editing-cycles>
    <meta:document-statistic meta:table-count="1" meta:cell-count="47" meta:object-count="0"/>
    <meta:generator>LibreOffice/6.0.7.3$Linux_X86_64 LibreOffice_project/00m0$Build-3</meta:generator>
  </office:meta>
</office:document-meta>
</file>